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par</text:p>
          </table:table-cell>
          <table:table-cell table:style-name="ce1" office:value-type="string">
            <text:p>wl count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est spse</text:p>
          </table:table-cell>
          <table:table-cell table:style-name="ce1" office:value-type="string">
            <text:p>spse</text:p>
          </table:table-cell>
          <table:table-cell table:style-name="ce1" office:value-type="string">
            <text:p>r²</text:p>
          </table:table-cell>
          <table:table-cell table:style-name="ce1" office:value-type="string">
            <text:p>time</text:p>
          </table:table-cell>
        </table:table-row>
        <table:table-row table:style-name="ro2">
          <table:table-cell office:value-type="string">
            <text:p>soc</text:p>
          </table:table-cell>
          <table:table-cell office:value-type="float" office:value="72">
            <text:p>72</text:p>
          </table:table-cell>
          <table:table-cell office:value-type="float" office:value="-17.46406">
            <text:p>-17.46406</text:p>
          </table:table-cell>
          <table:table-cell office:value-type="float" office:value="182.7559">
            <text:p>182.7559</text:p>
          </table:table-cell>
          <table:table-cell office:value-type="float" office:value="172.8494">
            <text:p>172.8494</text:p>
          </table:table-cell>
          <table:table-cell office:value-type="float" office:value="0.8714105">
            <text:p>0.8714105</text:p>
          </table:table-cell>
          <table:table-cell office:value-type="float" office:value="10.97">
            <text:p>10.97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69">
            <text:p>69</text:p>
          </table:table-cell>
          <table:table-cell office:value-type="float" office:value="-28.50704">
            <text:p>-28.50704</text:p>
          </table:table-cell>
          <table:table-cell office:value-type="float" office:value="0.8462725">
            <text:p>0.8462725</text:p>
          </table:table-cell>
          <table:table-cell office:value-type="float" office:value="0.7976259">
            <text:p>0.7976259</text:p>
          </table:table-cell>
          <table:table-cell office:value-type="float" office:value="0.8612094">
            <text:p>0.8612094</text:p>
          </table:table-cell>
          <table:table-cell office:value-type="float" office:value="10.09">
            <text:p>10.09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float" office:value="58">
            <text:p>58</text:p>
          </table:table-cell>
          <table:table-cell office:value-type="float" office:value="-57.75857">
            <text:p>-57.75857</text:p>
          </table:table-cell>
          <table:table-cell office:value-type="float" office:value="43.69148">
            <text:p>43.69148</text:p>
          </table:table-cell>
          <table:table-cell office:value-type="float" office:value="41.09252">
            <text:p>41.09252</text:p>
          </table:table-cell>
          <table:table-cell office:value-type="float" office:value="0.9397713">
            <text:p>0.9397713</text:p>
          </table:table-cell>
          <table:table-cell office:value-type="float" office:value="7.29">
            <text:p>7.2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6-08-19T08:34:59</meta:creation-date>
    <dc:date>2016-08-19T09:02:27</dc:date>
    <dc:creator>lyrahgames </dc:creator>
    <meta:editing-duration>PT12M18S</meta:editing-duration>
    <meta:editing-cycles>1</meta:editing-cycles>
    <meta:document-statistic meta:table-count="3" meta:cell-count="28" meta:object-count="0"/>
    <meta:generator>LibreOffice/3.5$Linux_X86_64 LibreOffice_project/350m1$Build-2</meta:generator>
  </office:meta>
</office:document-meta>
</file>